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tyle="normal" fo:font-weight="bold" officeooo:rsid="001bfe55" officeooo:paragraph-rsid="001bfe55" style:font-style-asian="normal" style:font-weight-asian="bold" style:font-style-complex="normal" style:font-weight-complex="bold"/>
    </style:style>
    <style:style style:name="P2" style:family="paragraph" style:parent-style-name="Text_20_body">
      <style:text-properties fo:font-style="normal" fo:font-weight="normal" officeooo:rsid="00332da9" officeooo:paragraph-rsid="00332da9" style:font-style-asian="normal" style:font-weight-asian="normal" style:font-style-complex="normal" style:font-weight-complex="normal"/>
    </style:style>
    <style:style style:name="P3" style:family="paragraph" style:parent-style-name="Text_20_body">
      <style:text-properties fo:font-style="normal" fo:font-weight="normal" officeooo:rsid="00332da9" officeooo:paragraph-rsid="003c2522" style:font-style-asian="normal" style:font-weight-asian="normal" style:font-style-complex="normal" style:font-weight-complex="normal"/>
    </style:style>
    <style:style style:name="P4" style:family="paragraph" style:parent-style-name="Text_20_body">
      <style:text-properties fo:font-style="normal" fo:font-weight="normal" officeooo:rsid="0036c8de" officeooo:paragraph-rsid="0036c8de" style:font-style-asian="normal" style:font-weight-asian="normal" style:font-style-complex="normal" style:font-weight-complex="normal"/>
    </style:style>
    <style:style style:name="P5" style:family="paragraph" style:parent-style-name="Text_20_body">
      <style:text-properties fo:font-style="normal" fo:font-weight="bold" officeooo:rsid="003a8bc9" officeooo:paragraph-rsid="003a8bc9" style:font-style-asian="normal" style:font-weight-asian="bold" style:font-style-complex="normal" style:font-weight-complex="bold"/>
    </style:style>
    <style:style style:name="P6" style:family="paragraph" style:parent-style-name="Text_20_body">
      <style:text-properties fo:font-style="normal" fo:font-weight="bold" officeooo:rsid="0041c393" officeooo:paragraph-rsid="0041c393"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officeooo:rsid="001daf63"/>
    </style:style>
    <style:style style:name="T3" style:family="text">
      <style:text-properties officeooo:rsid="00351cbf"/>
    </style:style>
    <style:style style:name="T4" style:family="text">
      <style:text-properties officeooo:rsid="0037b0e9"/>
    </style:style>
    <style:style style:name="T5" style:family="text">
      <style:text-properties officeooo:rsid="003d26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Queuing</text:span> Analysis</text:p>
      <text:p text:style-name="P2">The data used to construct the graphs in Figures 1 and 2 were collected via a Python script that followed the general form:</text:p>
      <text:p text:style-name="P2"><text:tab/>for each server:</text:p>
      <text:p text:style-name="P2"><text:tab/><text:tab/>do 100 times:</text:p>
      <text:p text:style-name="P2"><text:tab/><text:tab/><text:tab/>total time += time elapsed to fully request/<text:span text:style-name="T5">return</text:span> a file</text:p>
      <text:p text:style-name="P2"><text:tab/><text:tab/>average request time := total time / 100<text:tab/><text:tab/># This is in units 'seconds/client'</text:p>
      <text:p text:style-name="P3"><text:tab/><text:tab/>average service rate := 1 / average request time<text:tab/># This is now in units 'clients/second'</text:p>
      <text:p text:style-name="P3"><text:s/></text:p>
      <text:p text:style-name="P2">Since we record average request time, finding the average service rate (mu) is its reciprocal; <text:span text:style-name="T5">this converts a quantity which is in units 'seconds/client' into a quantity with units 'clients/second', which is desired.</text:span> In our experiment, the average request time and average service rate for our server was ___ and ___ respectively, while for the lighttpd server the average request time and average service rate was __ and __. <text:span text:style-name="T3">The file requested via the “requests” Python library was the same for both servers so that the size of the file was maintained constant, and only responses that had an “OK” status were included in the accumulation for the average request time calculation.</text:span></text:p>
      <text:p text:style-name="P4">Both graphs show the theoretical curves that are expected when average response time is measured against utilization; specifically, as more of the server is used (the utilization or ratio of arrival time to service time approaches 1), the average response time increases exponentially, only becoming <text:span text:style-name="T4">unfeasibly</text:span> large (approaching infinite) around a utilization value of 0.99. <text:span text:style-name="T4">They show that the stability condition for a M/M/1 queue is stable only while average arrival rate is less than average service rate. The differences in real values for average response times (an upper ceiling of __ in Figure __ compared to a ceiling of __ in Figure __) aren't significant because the general trend of exponential increase when approaching 1 is seen in both and thus the prevalent characteristic.</text:span></text:p>
      <text:p text:style-name="P4"/>
      <text:p text:style-name="P5"><text:span text:style-name="T4">P</text:span>erformance Evaluation</text:p>
      <text:p text:style-name="P5"/>
      <text:p text:style-name="P6">Conclusion</text:p>
      <text:p text:style-name="P6"><text:span text:style-name="T1">We learned tha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Christensen</meta:initial-creator>
    <meta:creation-date>2013-11-11T00:03:19.197002757</meta:creation-date>
    <dc:date>2013-11-14T03:49:18.731374383</dc:date>
    <dc:creator>Michael Christensen</dc:creator>
    <meta:editing-duration>P1DT18H13M32S</meta:editing-duration>
    <meta:editing-cycles>52</meta:editing-cycles>
    <meta:generator>LibreOffice/4.1.2.3$Linux_x86 LibreOffice_project/410m0$Build-3</meta:generator>
    <meta:document-statistic meta:table-count="0" meta:image-count="0" meta:object-count="0" meta:page-count="1" meta:paragraph-count="13" meta:word-count="314" meta:character-count="1920" meta:non-whitespace-character-count="1605"/>
  </office:meta>
</office:document-meta>
</file>